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9fba" officeooo:paragraph-rsid="001d9fba" style:font-weight-asian="bold" style:font-weight-complex="bold"/>
    </style:style>
    <style:style style:name="P2" style:family="paragraph" style:parent-style-name="Standard">
      <style:text-properties fo:font-weight="normal" officeooo:rsid="001d9fba" officeooo:paragraph-rsid="001d9fba" style:font-weight-asian="normal" style:font-weight-complex="normal"/>
    </style:style>
    <style:style style:name="P3" style:family="paragraph" style:parent-style-name="Standard">
      <style:text-properties fo:font-weight="normal" officeooo:rsid="001d9fba" officeooo:paragraph-rsid="001d9fba" style:font-weight-asian="normal" style:font-weight-complex="normal"/>
    </style:style>
    <style:style style:name="P4" style:family="paragraph" style:parent-style-name="Standard">
      <style:text-properties fo:font-weight="normal" officeooo:rsid="00256da2" officeooo:paragraph-rsid="00256da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e013"/>
    </style:style>
    <style:style style:name="T3" style:family="text">
      <style:text-properties officeooo:rsid="001fb760"/>
    </style:style>
    <style:style style:name="T4" style:family="text">
      <style:text-properties officeooo:rsid="002161ee"/>
    </style:style>
    <style:style style:name="T5" style:family="text">
      <style:text-properties officeooo:rsid="00234c31"/>
    </style:style>
    <style:style style:name="T6" style:family="text">
      <style:text-properties officeooo:rsid="00244080"/>
    </style:style>
    <style:style style:name="T7" style:family="text">
      <style:text-properties officeooo:rsid="00256da2"/>
    </style:style>
    <style:style style:name="T8" style:family="text">
      <style:text-properties officeooo:rsid="0025ee93"/>
    </style:style>
    <style:style style:name="T9" style:family="text">
      <style:text-properties officeooo:rsid="0027ab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otações ESP32</text:p>
      <text:p text:style-name="P1"/>
      <text:p text:style-name="P2">→ Possui vários protocolos de comunicação serial disponíveis (SPI, I2S, I2C e UART), o que possibilita que se comunique com diversos tipos de componentes</text:p>
      <text:p text:style-name="P2"/>
      <text:p text:style-name="P2">→ O modelo ESP32 WROOM-32 usa 6 pinos exclusivamente para se comunicar com a memória flash externa, que <text:span text:style-name="T1">não</text:span> podem ser usados para outro propósito (GPIO 6-11)</text:p>
      <text:p text:style-name="P2"/>
      <text:p text:style-name="P2">→ A versão do ESP32 que temos é um DevKit. A versão “padrão” é apenas o chip quadradinho que fica na placa que a gente tem. A placa serve para poder encaixar o chip na protoboard.</text:p>
      <text:p text:style-name="P2"><text:tab/>→ Os pinos no datasheet se referem aos pinos do chip sozinho. Para encontrar a pinagem do <text:tab/>DevKit, é preciso achar um modelo específico</text:p>
      <text:p text:style-name="P2"/>
      <text:p text:style-name="P2">→ <text:span text:style-name="T2">O ESP32 possui 2 botões na placa: EN para reset e BOOT (ver melhor esse).</text:span></text:p>
      <text:p text:style-name="P2"/>
      <text:p text:style-name="P2">→ <text:span text:style-name="T3">CP2102 é um pequeno chip (tipo um CI msm) que realiza a conversão de sinais USB para UART (UART é um protocolo de comunicação serial (ver tópico 1 novamente)). Isso serve para podermos passar do PC pro micro </text:span><text:span text:style-name="T5">via comunicação</text:span><text:span text:style-name="T3">. Para usar essa funcionalidade, é necessário um driver. Se achar algo parecido com driver de CP2102, é isso.</text:span></text:p>
      <text:p text:style-name="P2"/>
      <text:p text:style-name="P2">→ <text:span text:style-name="T4">Alguns pinos do t</text:span><text:span text:style-name="T5">i</text:span><text:span text:style-name="T4">po GPIO (general input output) não estão nem visíveis na placa. Pode</text:span><text:span text:style-name="T5">m</text:span><text:span text:style-name="T4"> estar sendo utilizados internamente pelo chip ou só não foram disponibilizados, por outros motivos, para o usuário (Ex: GPIO20 não aparece no diagrama de pinout).</text:span></text:p>
      <text:p text:style-name="P2"/>
      <text:p text:style-name="P2">→ <text:span text:style-name="T4">O pino EN (canto superior esquerdo) serve para o reset. Sim, ele já está conectado automaticamente com o botão EN que vem com a placa. Pino em 1: placa ligada, pino em 0: desligada. O botão corta a corrente, </text:span><text:span text:style-name="T6">logo, o botão reseta o micro.</text:span></text:p>
      <text:p text:style-name="P2"/>
      <text:p text:style-name="P2">→ <text:span text:style-name="T4">Algumas nomenclaturas no esquema de pinout do DevKit que mandei no zape:<text:line-break/><text:tab/>→ ADC: Conversão analógico digital</text:span></text:p>
      <text:p text:style-name="P2"><text:tab/>→ <text:span text:style-name="T4">COMM. INTERFACE: Pinos que servem para fazer comunicação serial</text:span></text:p>
      <text:p text:style-name="P2"><text:tab/>→ <text:span text:style-name="T4">DAC: Contrário de ADC, digital para analógico.</text:span></text:p>
      <text:p text:style-name="P2"><text:tab/>→ <text:span text:style-name="T4">HS: Alguma coisa a ver com modo de alta velocidade. Por exemplo, alguns pinos tem comunicaçã em alta velocidade</text:span></text:p>
      <text:p text:style-name="P2"><text:tab/>→ <text:span text:style-name="T4">TOUCH: Não entendi muito bem como funciona mas servem para implementar equipamentos sensíveis ao toque.</text:span></text:p>
      <text:p text:style-name="P2"/>
      <text:p text:style-name="P2">→ <text:span text:style-name="T7">Para se comunicar com o ESP32 via UART (protocolo de comunicação serial), usamos os pinos RX e TX:</text:span></text:p>
      <text:p text:style-name="P4"><text:tab/>→ RX é o pino reception. Por meio desse pino, o micro <text:span text:style-name="T1">recebe</text:span> dados</text:p>
      <text:p text:style-name="P4"><text:tab/>→ TX é o pino transmission. Por meio dele, o micro <text:span text:style-name="T1">envia</text:span> dados</text:p>
      <text:p text:style-name="P4"/>
      <text:p text:style-name="P4">→ Por meio desses pinos, podemos carregar o nosso código no micro por comunicação serial, utilizando a conversão USB – SERIAL citada anteriormente.</text:p>
      <text:p text:style-name="P4"/>
      <text:p text:style-name="P4">→ Baud rate é a velocidade de envio de dados da comunicação serial em bits/s. O padrão do ESP32 é <text:s/>115200b/s. </text:p>
      <text:p text:style-name="P4"/>
      <text:p text:style-name="P4">→ <text:span text:style-name="T8">APIs no contexto do ESP32 são as bibliotecas de funções prontas para cada tipo de funcionalidade. Por exemplo, a API da utilização de wi-fi são as funções prontas que podem ser utilizadas para isso. Sem as APIS (vulgo bibliotecas), precisaríamos criar os códigos de baixo nível do zero. </text:span></text:p>
      <text:p text:style-name="P4"><text:soft-page-break/>→ <text:span text:style-name="T9">As APIs são próprias do microcontrolador, desenvolvidas pelos fabricantes do chip. As IDEs precisam ser compatíveis com a utilização dessas APIs, ou seja, devem ser capazes de transformar os textos que escrevemos na informação binária correta. A ESP-IDF (original da espressif) possui as APIs “padrão”, sem modificação. A Arduino IDE pega essas APIs e cria, com as próprias APIs, outras funções ainda mais simplificadas para ajudar o programador. As APIs, porém, não deixam de ser do próprio hardware. <text:s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23:32:11.977280153</meta:creation-date>
    <dc:date>2024-10-20T16:40:32.599350847</dc:date>
    <meta:editing-duration>PT1H11M39S</meta:editing-duration>
    <meta:editing-cycles>9</meta:editing-cycles>
    <meta:generator>LibreOffice/24.2.6.2$Linux_X86_64 LibreOffice_project/420$Build-2</meta:generator>
    <meta:document-statistic meta:table-count="0" meta:image-count="0" meta:object-count="0" meta:page-count="2" meta:paragraph-count="21" meta:word-count="564" meta:character-count="3266" meta:non-whitespace-character-count="2708"/>
  </office:meta>
</office:document-meta>
</file>